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nconsolata" svg:font-family="Inconsolata, monospace, sans-serif"/>
    <style:font-face style:name="JetBrains Mono" svg:font-family="'JetBrains Mono'"/>
    <style:font-face style:name="JetBrains Mono1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font-size="12pt" officeooo:rsid="00152d91" officeooo:paragraph-rsid="00152d91" style:font-size-asian="12pt" style:font-size-complex="12pt"/>
    </style:style>
    <style:style style:name="P2" style:family="paragraph" style:parent-style-name="Standard">
      <style:text-properties fo:font-size="12pt" officeooo:rsid="00152d91" officeooo:paragraph-rsid="00152d91" style:font-size-asian="12pt" style:font-size-complex="12pt"/>
    </style:style>
    <style:style style:name="P3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font-size="12pt" officeooo:rsid="00152d91" officeooo:paragraph-rsid="001c0951" style:font-size-asian="12pt" style:font-size-complex="12pt"/>
    </style:style>
    <style:style style:name="P4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font-size="12pt" officeooo:rsid="001c8f89" officeooo:paragraph-rsid="001e32e2" style:font-size-asian="12pt" style:font-size-complex="12pt"/>
    </style:style>
    <style:style style:name="P5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font-size="12pt" officeooo:rsid="001f363e" officeooo:paragraph-rsid="001f363e" style:font-size-asian="12pt" style:font-size-complex="12pt"/>
    </style:style>
    <style:style style:name="P6" style:family="paragraph" style:parent-style-name="Standard">
      <style:text-properties fo:font-size="12pt" officeooo:rsid="000ac303" officeooo:paragraph-rsid="000ac303" style:font-size-asian="12pt" style:font-size-complex="12pt"/>
    </style:style>
    <style:style style:name="P7" style:family="paragraph" style:parent-style-name="Standard">
      <style:text-properties fo:font-size="12pt" officeooo:rsid="000f2f2a" officeooo:paragraph-rsid="000f2f2a" style:font-size-asian="12pt" style:font-size-complex="12pt"/>
    </style:style>
    <style:style style:name="P8" style:family="paragraph" style:parent-style-name="Standard">
      <style:text-properties fo:font-size="12pt" officeooo:rsid="0010a70e" officeooo:paragraph-rsid="0010a70e" style:font-size-asian="12pt" style:font-size-complex="12pt"/>
    </style:style>
    <style:style style:name="P9" style:family="paragraph" style:parent-style-name="Standard">
      <style:text-properties fo:font-size="12pt" officeooo:rsid="0010da07" officeooo:paragraph-rsid="0010da07" style:font-size-asian="12pt" style:font-size-complex="12pt"/>
    </style:style>
    <style:style style:name="P10" style:family="paragraph" style:parent-style-name="Standard">
      <style:text-properties fo:font-size="12pt" officeooo:rsid="001162d4" officeooo:paragraph-rsid="001162d4" style:font-size-asian="12pt" style:font-size-complex="12pt"/>
    </style:style>
    <style:style style:name="P11" style:family="paragraph" style:parent-style-name="Standard">
      <style:text-properties fo:font-size="12pt" officeooo:rsid="00133a3d" officeooo:paragraph-rsid="00133a3d" style:font-size-asian="12pt" style:font-size-complex="12pt"/>
    </style:style>
    <style:style style:name="P12" style:family="paragraph" style:parent-style-name="Standard">
      <style:text-properties fo:font-size="12pt" officeooo:rsid="00134f1f" officeooo:paragraph-rsid="00134f1f" style:font-size-asian="12pt" style:font-size-complex="12pt"/>
    </style:style>
    <style:style style:name="P13" style:family="paragraph" style:parent-style-name="Standard">
      <style:text-properties fo:font-size="12pt" officeooo:rsid="0013c95b" officeooo:paragraph-rsid="0013c95b" style:font-size-asian="12pt" style:font-size-complex="12pt"/>
    </style:style>
    <style:style style:name="P14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font-size="12pt" officeooo:rsid="00275090" officeooo:paragraph-rsid="00275090" style:font-size-asian="12pt" style:font-size-complex="12pt"/>
    </style:style>
    <style:style style:name="P15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font-size="12pt" officeooo:rsid="0037853f" officeooo:paragraph-rsid="0037853f" style:font-size-asian="12pt" style:font-size-complex="12pt"/>
    </style:style>
    <style:style style:name="P16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font-size="12pt" officeooo:rsid="003bc243" officeooo:paragraph-rsid="003bc243" style:font-size-asian="12pt" style:font-size-complex="12pt"/>
    </style:style>
    <style:style style:name="P17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font-size="12pt" officeooo:paragraph-rsid="00413eb8" style:font-size-asian="12pt" style:font-size-complex="12pt"/>
    </style:style>
    <style:style style:name="P18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font-size="12pt" officeooo:rsid="00497078" officeooo:paragraph-rsid="00497078" style:font-size-asian="12pt" style:font-size-complex="12pt"/>
    </style:style>
    <style:style style:name="P19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font-size="12pt" officeooo:rsid="00497078" officeooo:paragraph-rsid="004a20e9" style:font-size-asian="12pt" style:font-size-complex="12pt"/>
    </style:style>
    <style:style style:name="P20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font-size="12pt" fo:font-weight="normal" officeooo:rsid="0033fbd5" officeooo:paragraph-rsid="004e119a" style:font-size-asian="12pt" style:font-weight-asian="normal" style:font-size-complex="12pt" style:font-weight-complex="normal"/>
    </style:style>
    <style:style style:name="P21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font-size="12pt" fo:font-weight="normal" officeooo:rsid="004ff8ea" officeooo:paragraph-rsid="004ff8ea" style:font-size-asian="12pt" style:font-weight-asian="normal" style:font-size-complex="12pt" style:font-weight-complex="normal"/>
    </style:style>
    <style:style style:name="P22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1" fo:font-size="12pt" fo:font-style="normal" fo:font-weight="normal" officeooo:rsid="001c0951" officeooo:paragraph-rsid="001c0951" style:font-size-asian="12pt" style:font-style-asian="normal" style:font-weight-asian="normal" style:font-size-complex="12pt"/>
    </style:style>
    <style:style style:name="P23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1" fo:font-size="12pt" fo:font-style="normal" fo:font-weight="normal" officeooo:rsid="00152d91" officeooo:paragraph-rsid="001c0951" style:font-size-asian="12pt" style:font-style-asian="normal" style:font-weight-asian="normal" style:font-size-complex="12pt"/>
    </style:style>
    <style:style style:name="P24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1" fo:font-size="12pt" fo:font-style="normal" fo:font-weight="normal" officeooo:rsid="001c8f89" officeooo:paragraph-rsid="001c8f89" style:font-size-asian="12pt" style:font-style-asian="normal" style:font-weight-asian="normal" style:font-size-complex="12pt"/>
    </style:style>
    <style:style style:name="P25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1" fo:font-size="12pt" fo:font-style="normal" fo:font-weight="normal" officeooo:rsid="001e32e2" officeooo:paragraph-rsid="001e32e2" style:font-size-asian="12pt" style:font-style-asian="normal" style:font-weight-asian="normal" style:font-size-complex="12pt"/>
    </style:style>
    <style:style style:name="P26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1" fo:font-size="12pt" fo:font-style="normal" fo:font-weight="normal" officeooo:rsid="001fe3df" officeooo:paragraph-rsid="001fe3df" style:font-size-asian="12pt" style:font-style-asian="normal" style:font-weight-asian="normal" style:font-size-complex="12pt"/>
    </style:style>
    <style:style style:name="P27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1" fo:font-size="12pt" fo:font-style="normal" fo:font-weight="normal" officeooo:rsid="00227a9f" officeooo:paragraph-rsid="00227a9f" style:font-size-asian="12pt" style:font-style-asian="normal" style:font-weight-asian="normal" style:font-size-complex="12pt"/>
    </style:style>
    <style:style style:name="P28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1" fo:font-size="12pt" fo:font-style="normal" fo:font-weight="normal" officeooo:rsid="00275090" officeooo:paragraph-rsid="00275090" style:font-size-asian="12pt" style:font-style-asian="normal" style:font-weight-asian="normal" style:font-size-complex="12pt"/>
    </style:style>
    <style:style style:name="P29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1" fo:font-size="12pt" fo:font-style="normal" fo:font-weight="normal" officeooo:rsid="00227a9f" officeooo:paragraph-rsid="00227a9f" style:font-size-asian="12pt" style:font-style-asian="normal" style:font-weight-asian="normal" style:font-size-complex="12pt" style:font-weight-complex="normal"/>
    </style:style>
    <style:style style:name="P30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1" fo:font-size="12pt" fo:font-style="normal" fo:font-weight="normal" officeooo:rsid="00413eb8" officeooo:paragraph-rsid="00413eb8" style:font-size-asian="12pt" style:font-style-asian="normal" style:font-weight-asian="normal" style:font-size-complex="12pt" style:font-weight-complex="normal"/>
    </style:style>
    <style:style style:name="P31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1" fo:font-size="12pt" fo:font-style="normal" fo:font-weight="normal" officeooo:rsid="00497078" officeooo:paragraph-rsid="00497078" style:font-size-asian="12pt" style:font-style-asian="normal" style:font-weight-asian="normal" style:font-size-complex="12pt" style:font-weight-complex="normal"/>
    </style:style>
    <style:style style:name="P32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1" fo:font-size="12pt" fo:font-style="normal" fo:font-weight="normal" officeooo:rsid="005299b5" officeooo:paragraph-rsid="005299b5" style:font-size-asian="12pt" style:font-style-asian="normal" style:font-weight-asian="normal" style:font-size-complex="12pt" style:font-weight-complex="normal"/>
    </style:style>
    <style:style style:name="P33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1" fo:font-size="12pt" fo:font-style="normal" fo:font-weight="normal" officeooo:rsid="00574349" officeooo:paragraph-rsid="00574349" style:font-size-asian="12pt" style:font-style-asian="normal" style:font-weight-asian="normal" style:font-size-complex="12pt" style:font-weight-complex="normal"/>
    </style:style>
    <style:style style:name="P34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1" fo:font-size="12pt" fo:font-style="normal" fo:font-weight="normal" officeooo:rsid="002f67e8" officeooo:paragraph-rsid="002f67e8" style:font-size-asian="12pt" style:font-style-asian="normal" style:font-weight-asian="normal" style:font-size-complex="12pt"/>
    </style:style>
    <style:style style:name="P35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1" fo:font-size="12pt" fo:font-style="normal" fo:font-weight="normal" officeooo:rsid="00389953" officeooo:paragraph-rsid="003bc243" style:font-size-asian="12pt" style:font-style-asian="normal" style:font-weight-asian="normal" style:font-size-complex="12pt"/>
    </style:style>
    <style:style style:name="P36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1" fo:font-size="12pt" fo:font-style="normal" fo:font-weight="normal" officeooo:rsid="003bc243" officeooo:paragraph-rsid="003bc243" style:font-size-asian="12pt" style:font-style-asian="normal" style:font-weight-asian="normal" style:font-size-complex="12pt"/>
    </style:style>
    <style:style style:name="P37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1" fo:font-size="12pt" fo:font-style="normal" fo:font-weight="bold" officeooo:rsid="002b85f0" officeooo:paragraph-rsid="002b85f0" style:font-size-asian="12pt" style:font-style-asian="normal" style:font-weight-asian="bold" style:font-size-complex="12pt" style:font-weight-complex="bold"/>
    </style:style>
    <style:style style:name="P38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1" fo:font-size="12pt" fo:font-style="normal" fo:font-weight="bold" officeooo:rsid="00275090" officeooo:paragraph-rsid="00275090" style:font-size-asian="12pt" style:font-style-asian="normal" style:font-weight-asian="bold" style:font-size-complex="12pt" style:font-weight-complex="bold"/>
    </style:style>
    <style:style style:name="P39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1" fo:font-size="12pt" fo:font-style="normal" fo:font-weight="bold" officeooo:rsid="003f9942" officeooo:paragraph-rsid="003f9942" style:font-size-asian="12pt" style:font-style-asian="normal" style:font-weight-asian="bold" style:font-size-complex="12pt" style:font-weight-complex="bold"/>
    </style:style>
    <style:style style:name="P40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1" fo:font-size="12pt" fo:font-style="normal" fo:font-weight="bold" officeooo:rsid="004bc0e3" officeooo:paragraph-rsid="00497078" style:font-size-asian="12pt" style:font-style-asian="normal" style:font-weight-asian="bold" style:font-size-complex="12pt" style:font-weight-complex="bold"/>
    </style:style>
    <style:style style:name="P41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1" fo:font-size="12pt" fo:font-style="normal" fo:font-weight="bold" officeooo:rsid="005299b5" officeooo:paragraph-rsid="005299b5" style:font-size-asian="12pt" style:font-style-asian="normal" style:font-weight-asian="bold" style:font-size-complex="12pt" style:font-weight-complex="bold"/>
    </style:style>
    <style:style style:name="P42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1" fo:font-size="12pt" fo:font-style="normal" fo:font-weight="bold" officeooo:rsid="0033fbd5" officeooo:paragraph-rsid="004e119a" style:font-size-asian="12pt" style:font-style-asian="normal" style:font-weight-asian="bold" style:font-size-complex="12pt" style:font-weight-complex="bold"/>
    </style:style>
    <style:style style:name="P43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1" fo:font-size="12pt" fo:font-style="normal" fo:font-weight="bold" officeooo:rsid="00574349" officeooo:paragraph-rsid="00574349" style:font-size-asian="12pt" style:font-style-asian="normal" style:font-weight-asian="bold" style:font-size-complex="12pt" style:font-weight-complex="bold"/>
    </style:style>
    <style:style style:name="P44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00000" loext:opacity="100%" style:font-name="JetBrains Mono1" fo:font-size="12pt" fo:font-style="normal" fo:font-weight="normal" officeooo:rsid="0033fbd5" officeooo:paragraph-rsid="004e119a" style:font-size-asian="12pt" style:font-style-asian="normal" style:font-weight-asian="normal" style:font-size-complex="12pt" style:font-weight-complex="normal"/>
    </style:style>
    <style:style style:name="P45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00000" loext:opacity="100%" style:font-name="JetBrains Mono1" fo:font-size="12pt" fo:font-style="normal" fo:font-weight="bold" officeooo:rsid="004ff8ea" officeooo:paragraph-rsid="004ff8ea" style:font-size-asian="12pt" style:font-style-asian="normal" style:font-weight-asian="bold" style:font-size-complex="12pt" style:font-weight-complex="bold"/>
    </style:style>
    <style:style style:name="P46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1" fo:font-size="12pt" fo:font-style="normal" fo:font-weight="normal" officeooo:rsid="00275090" officeooo:paragraph-rsid="00275090" style:font-size-asian="12pt" style:font-style-asian="normal" style:font-weight-asian="normal" style:font-size-complex="12pt"/>
    </style:style>
    <style:style style:name="P47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1" fo:font-size="12pt" fo:font-style="normal" fo:font-weight="normal" officeooo:rsid="00275090" officeooo:paragraph-rsid="0066b473" style:font-size-asian="12pt" style:font-style-asian="normal" style:font-weight-asian="normal" style:font-size-complex="12pt"/>
    </style:style>
    <style:style style:name="P48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font-size="12pt" officeooo:rsid="005e25cf" officeooo:paragraph-rsid="005e25cf" style:font-size-asian="12pt" style:font-size-complex="12pt"/>
    </style:style>
    <style:style style:name="P49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font-size="12pt" officeooo:rsid="005e25cf" officeooo:paragraph-rsid="0067fb31" style:font-size-asian="12pt" style:font-size-complex="12pt"/>
    </style:style>
    <style:style style:name="P50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font-size="12pt" officeooo:rsid="006b5ba6" officeooo:paragraph-rsid="006b5ba6" style:font-size-asian="12pt" style:font-size-complex="12pt"/>
    </style:style>
    <style:style style:name="P51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font-size="12pt" fo:font-weight="normal" officeooo:rsid="006b5ba6" officeooo:paragraph-rsid="006b5ba6" style:font-size-asian="12pt" style:font-weight-asian="normal" style:font-size-complex="12pt" style:font-weight-complex="normal"/>
    </style:style>
    <style:style style:name="P52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font-size="12pt" fo:font-weight="normal" officeooo:rsid="006bb0e2" officeooo:paragraph-rsid="006bb0e2" style:font-size-asian="12pt" style:font-weight-asian="normal" style:font-size-complex="12pt" style:font-weight-complex="normal"/>
    </style:style>
    <style:style style:name="T1" style:family="text">
      <style:text-properties officeooo:rsid="000cbf7a"/>
    </style:style>
    <style:style style:name="T2" style:family="text">
      <style:text-properties officeooo:rsid="000e04ee"/>
    </style:style>
    <style:style style:name="T3" style:family="text">
      <style:text-properties officeooo:rsid="000f1aa6"/>
    </style:style>
    <style:style style:name="T4" style:family="text">
      <style:text-properties officeooo:rsid="000f4b10"/>
    </style:style>
    <style:style style:name="T5" style:family="text">
      <style:text-properties officeooo:rsid="00101266"/>
    </style:style>
    <style:style style:name="T6" style:family="text">
      <style:text-properties officeooo:rsid="0011cb58"/>
    </style:style>
    <style:style style:name="T7" style:family="text">
      <style:text-properties fo:color="#805900" loext:opacity="100%"/>
    </style:style>
    <style:style style:name="T8" style:family="text">
      <style:text-properties fo:color="#805900" loext:opacity="100%" style:font-name="JetBrains Mono1" fo:font-style="normal" fo:font-weight="normal" style:font-style-asian="normal" style:font-weight-asian="normal"/>
    </style:style>
    <style:style style:name="T9" style:family="text">
      <style:text-properties fo:color="#805900" loext:opacity="100%" style:font-name="JetBrains Mono1" fo:font-style="normal" fo:font-weight="normal" style:font-style-asian="normal" style:font-weight-asian="normal"/>
    </style:style>
    <style:style style:name="T10" style:family="text">
      <style:text-properties fo:color="#805900" loext:opacity="100%" style:font-name="JetBrains Mono1" fo:font-style="normal" style:font-style-asian="normal"/>
    </style:style>
    <style:style style:name="T11" style:family="text">
      <style:text-properties fo:color="#805900" loext:opacity="100%" fo:font-weight="normal" style:font-weight-asian="normal"/>
    </style:style>
    <style:style style:name="T12" style:family="text">
      <style:text-properties fo:color="#080808" loext:opacity="100%" style:font-name="JetBrains Mono1" fo:font-style="normal" fo:font-weight="normal" style:font-style-asian="normal" style:font-weight-asian="normal"/>
    </style:style>
    <style:style style:name="T13" style:family="text">
      <style:text-properties fo:color="#080808" loext:opacity="100%" style:font-name="JetBrains Mono1" fo:font-style="normal" fo:font-weight="normal" officeooo:rsid="001e32e2" style:font-style-asian="normal" style:font-weight-asian="normal"/>
    </style:style>
    <style:style style:name="T14" style:family="text">
      <style:text-properties fo:color="#080808" loext:opacity="100%" style:font-name="JetBrains Mono1" fo:font-style="normal" fo:font-weight="normal" officeooo:rsid="0037853f" style:font-style-asian="normal" style:font-weight-asian="normal"/>
    </style:style>
    <style:style style:name="T15" style:family="text">
      <style:text-properties fo:color="#080808" loext:opacity="100%" style:font-name="JetBrains Mono1" fo:font-style="normal" fo:font-weight="normal" officeooo:rsid="00389953" style:font-style-asian="normal" style:font-weight-asian="normal"/>
    </style:style>
    <style:style style:name="T16" style:family="text">
      <style:text-properties fo:color="#080808" loext:opacity="100%" style:font-name="JetBrains Mono1" fo:font-style="normal" fo:font-weight="normal" style:font-style-asian="normal" style:font-weight-asian="normal" style:font-weight-complex="normal"/>
    </style:style>
    <style:style style:name="T17" style:family="text">
      <style:text-properties fo:color="#080808" loext:opacity="100%" style:font-name="JetBrains Mono1" fo:font-style="normal" fo:font-weight="normal" officeooo:rsid="00413eb8" style:font-style-asian="normal" style:font-weight-asian="normal" style:font-weight-complex="normal"/>
    </style:style>
    <style:style style:name="T18" style:family="text">
      <style:text-properties fo:color="#080808" loext:opacity="100%" style:font-name="JetBrains Mono1" fo:font-style="normal" fo:font-weight="normal" officeooo:rsid="0042978c" style:font-style-asian="normal" style:font-weight-asian="normal" style:font-weight-complex="normal"/>
    </style:style>
    <style:style style:name="T19" style:family="text">
      <style:text-properties fo:color="#080808" loext:opacity="100%" style:font-name="JetBrains Mono1" fo:font-style="normal" fo:font-weight="normal" officeooo:rsid="004a20e9" style:font-style-asian="normal" style:font-weight-asian="normal" style:font-weight-complex="normal"/>
    </style:style>
    <style:style style:name="T20" style:family="text">
      <style:text-properties fo:color="#080808" loext:opacity="100%" style:font-name="JetBrains Mono1" fo:font-style="normal" fo:font-weight="normal" officeooo:rsid="00468dad" style:font-style-asian="normal" style:font-weight-asian="normal"/>
    </style:style>
    <style:style style:name="T21" style:family="text">
      <style:text-properties fo:color="#080808" loext:opacity="100%" style:font-name="JetBrains Mono1" fo:font-style="normal" fo:font-weight="normal" officeooo:rsid="0047e7b7" style:font-style-asian="normal" style:font-weight-asian="normal"/>
    </style:style>
    <style:style style:name="T22" style:family="text">
      <style:text-properties fo:color="#080808" loext:opacity="100%" style:font-name="JetBrains Mono1" fo:font-style="normal" fo:font-weight="normal" officeooo:rsid="005f9b3b" style:font-style-asian="normal" style:font-weight-asian="normal"/>
    </style:style>
    <style:style style:name="T23" style:family="text">
      <style:text-properties fo:color="#080808" loext:opacity="100%" style:font-name="JetBrains Mono1" fo:font-style="normal" fo:font-weight="normal" officeooo:rsid="0067fb31" style:font-style-asian="normal" style:font-weight-asian="normal"/>
    </style:style>
    <style:style style:name="T24" style:family="text">
      <style:text-properties fo:color="#080808" loext:opacity="100%" style:font-name="JetBrains Mono1" fo:font-style="normal" fo:font-weight="normal" officeooo:rsid="00697233" style:font-style-asian="normal" style:font-weight-asian="normal"/>
    </style:style>
    <style:style style:name="T25" style:family="text">
      <style:text-properties fo:color="#080808" loext:opacity="100%" style:font-name="JetBrains Mono1" fo:font-style="normal" fo:font-weight="normal" style:font-style-asian="normal" style:font-weight-asian="normal"/>
    </style:style>
    <style:style style:name="T26" style:family="text">
      <style:text-properties fo:color="#080808" loext:opacity="100%" style:font-name="JetBrains Mono1" fo:font-style="normal" style:font-style-asian="normal"/>
    </style:style>
    <style:style style:name="T27" style:family="text">
      <style:text-properties fo:color="#080808" loext:opacity="100%" style:font-name="JetBrains Mono1" fo:font-style="normal" officeooo:rsid="003481a5" style:font-style-asian="normal"/>
    </style:style>
    <style:style style:name="T28" style:family="text">
      <style:text-properties fo:color="#080808" loext:opacity="100%" style:font-name="JetBrains Mono1" fo:font-style="normal" style:font-style-asian="normal"/>
    </style:style>
    <style:style style:name="T29" style:family="text">
      <style:text-properties fo:color="#080808" loext:opacity="100%" style:font-name="JetBrains Mono1" fo:font-style="normal" fo:font-weight="bold" style:font-style-asian="normal" style:font-weight-asian="bold" style:font-weight-complex="bold"/>
    </style:style>
    <style:style style:name="T30" style:family="text">
      <style:text-properties fo:color="#36666b" loext:opacity="100%"/>
    </style:style>
    <style:style style:name="T31" style:family="text">
      <style:text-properties fo:color="#36666b" loext:opacity="100%" style:font-name="JetBrains Mono1" fo:font-style="normal" fo:font-weight="normal" style:font-style-asian="normal" style:font-weight-asian="normal"/>
    </style:style>
    <style:style style:name="T32" style:family="text">
      <style:text-properties fo:color="#36666b" loext:opacity="100%" style:font-name="JetBrains Mono1" fo:font-style="normal" fo:font-weight="normal" style:font-style-asian="normal" style:font-weight-asian="normal"/>
    </style:style>
    <style:style style:name="T33" style:family="text">
      <style:text-properties fo:color="#36666b" loext:opacity="100%" style:font-name="JetBrains Mono1" fo:font-style="normal" style:font-style-asian="normal"/>
    </style:style>
    <style:style style:name="T34" style:family="text">
      <style:text-properties fo:color="#36666b" loext:opacity="100%" fo:font-weight="normal" style:font-weight-asian="normal"/>
    </style:style>
    <style:style style:name="T35" style:family="text">
      <style:text-properties fo:color="#067d17" loext:opacity="100%"/>
    </style:style>
    <style:style style:name="T36" style:family="text">
      <style:text-properties fo:color="#067d17" loext:opacity="100%" style:font-name="JetBrains Mono1" fo:font-style="normal" fo:font-weight="normal" style:font-style-asian="normal" style:font-weight-asian="normal"/>
    </style:style>
    <style:style style:name="T37" style:family="text">
      <style:text-properties fo:color="#067d17" loext:opacity="100%" style:font-name="JetBrains Mono1" fo:font-style="normal" fo:font-weight="normal" style:font-style-asian="normal" style:font-weight-asian="normal"/>
    </style:style>
    <style:style style:name="T38" style:family="text">
      <style:text-properties fo:color="#0037a6" loext:opacity="100%" style:font-name="JetBrains Mono1" fo:font-style="normal" fo:font-weight="normal" style:font-style-asian="normal" style:font-weight-asian="normal"/>
    </style:style>
    <style:style style:name="T39" style:family="text">
      <style:text-properties fo:color="#0037a6" loext:opacity="100%" style:font-name="JetBrains Mono1" fo:font-style="normal" fo:font-weight="normal" officeooo:rsid="001c0951" style:font-style-asian="normal" style:font-weight-asian="normal"/>
    </style:style>
    <style:style style:name="T40" style:family="text">
      <style:text-properties fo:color="#000000" loext:opacity="100%"/>
    </style:style>
    <style:style style:name="T41" style:family="text">
      <style:text-properties fo:color="#000000" loext:opacity="100%" style:font-name="JetBrains Mono1" fo:font-style="normal" fo:font-weight="normal" style:font-style-asian="normal" style:font-weight-asian="normal"/>
    </style:style>
    <style:style style:name="T42" style:family="text">
      <style:text-properties fo:color="#000000" loext:opacity="100%" style:font-name="JetBrains Mono1" fo:font-style="normal" fo:font-weight="normal" officeooo:rsid="00389953" style:font-style-asian="normal" style:font-weight-asian="normal"/>
    </style:style>
    <style:style style:name="T43" style:family="text">
      <style:text-properties fo:color="#000000" loext:opacity="100%" style:font-name="JetBrains Mono1" fo:font-style="normal" fo:font-weight="normal" style:font-style-asian="normal" style:font-weight-asian="normal" style:font-weight-complex="normal"/>
    </style:style>
    <style:style style:name="T44" style:family="text">
      <style:text-properties fo:color="#000000" loext:opacity="100%" style:font-name="JetBrains Mono1" fo:font-style="normal" fo:font-weight="normal" officeooo:rsid="00413eb8" style:font-style-asian="normal" style:font-weight-asian="normal" style:font-weight-complex="normal"/>
    </style:style>
    <style:style style:name="T45" style:family="text">
      <style:text-properties fo:color="#000000" loext:opacity="100%" style:font-name="JetBrains Mono1" fo:font-style="normal" fo:font-weight="normal" officeooo:rsid="0042978c" style:font-style-asian="normal" style:font-weight-asian="normal" style:font-weight-complex="normal"/>
    </style:style>
    <style:style style:name="T46" style:family="text">
      <style:text-properties fo:color="#000000" loext:opacity="100%" style:font-name="JetBrains Mono1" fo:font-style="normal" fo:font-weight="normal" officeooo:rsid="00468dad" style:font-style-asian="normal" style:font-weight-asian="normal"/>
    </style:style>
    <style:style style:name="T47" style:family="text">
      <style:text-properties fo:color="#000000" loext:opacity="100%" style:font-name="JetBrains Mono1" fo:font-style="normal" fo:font-weight="normal" style:font-style-asian="normal" style:font-weight-asian="normal"/>
    </style:style>
    <style:style style:name="T48" style:family="text">
      <style:text-properties fo:color="#000000" loext:opacity="100%" style:font-name="JetBrains Mono1" fo:font-style="normal" style:font-style-asian="normal"/>
    </style:style>
    <style:style style:name="T49" style:family="text">
      <style:text-properties fo:color="#000000" loext:opacity="100%" style:font-name="JetBrains Mono1" fo:font-style="normal" officeooo:rsid="00509148" style:font-style-asian="normal"/>
    </style:style>
    <style:style style:name="T50" style:family="text">
      <style:text-properties fo:color="#000000" loext:opacity="100%" fo:font-weight="normal" style:font-weight-asian="normal"/>
    </style:style>
    <style:style style:name="T51" style:family="text">
      <style:text-properties fo:color="#0033b3" loext:opacity="100%"/>
    </style:style>
    <style:style style:name="T52" style:family="text">
      <style:text-properties fo:color="#0033b3" loext:opacity="100%" style:font-name="JetBrains Mono1" fo:font-style="normal" fo:font-weight="normal" style:font-style-asian="normal" style:font-weight-asian="normal"/>
    </style:style>
    <style:style style:name="T53" style:family="text">
      <style:text-properties fo:color="#0033b3" loext:opacity="100%" style:font-name="JetBrains Mono1" fo:font-style="normal" fo:font-weight="normal" officeooo:rsid="00413eb8" style:font-style-asian="normal" style:font-weight-asian="normal" style:font-weight-complex="normal"/>
    </style:style>
    <style:style style:name="T54" style:family="text">
      <style:text-properties fo:color="#0033b3" loext:opacity="100%" style:font-name="JetBrains Mono1" fo:font-style="normal" fo:font-weight="normal" officeooo:rsid="0042978c" style:font-style-asian="normal" style:font-weight-asian="normal" style:font-weight-complex="normal"/>
    </style:style>
    <style:style style:name="T55" style:family="text">
      <style:text-properties fo:color="#0033b3" loext:opacity="100%" style:font-name="JetBrains Mono1" fo:font-style="normal" fo:font-weight="normal" style:font-style-asian="normal" style:font-weight-asian="normal"/>
    </style:style>
    <style:style style:name="T56" style:family="text">
      <style:text-properties fo:color="#0033b3" loext:opacity="100%" style:font-name="JetBrains Mono1" fo:font-style="normal" style:font-style-asian="normal"/>
    </style:style>
    <style:style style:name="T57" style:family="text">
      <style:text-properties fo:color="#0033b3" loext:opacity="100%" fo:font-weight="normal" style:font-weight-asian="normal"/>
    </style:style>
    <style:style style:name="T58" style:family="text">
      <style:text-properties fo:color="#1750eb" loext:opacity="100%"/>
    </style:style>
    <style:style style:name="T59" style:family="text">
      <style:text-properties fo:color="#1750eb" loext:opacity="100%" style:font-name="JetBrains Mono1" fo:font-style="normal" fo:font-weight="normal" style:font-style-asian="normal" style:font-weight-asian="normal"/>
    </style:style>
    <style:style style:name="T60" style:family="text">
      <style:text-properties fo:color="#1750eb" loext:opacity="100%" style:font-name="JetBrains Mono1" fo:font-style="normal" fo:font-weight="normal" style:font-style-asian="normal" style:font-weight-asian="normal"/>
    </style:style>
    <style:style style:name="T61" style:family="text">
      <style:text-properties fo:color="#1750eb" loext:opacity="100%" style:font-name="JetBrains Mono1" fo:font-style="normal" style:font-style-asian="normal"/>
    </style:style>
    <style:style style:name="T62" style:family="text">
      <style:text-properties fo:color="#1750eb" loext:opacity="100%" fo:font-weight="normal" style:font-weight-asian="normal"/>
    </style:style>
    <style:style style:name="T63" style:family="text">
      <style:text-properties officeooo:rsid="002c6220"/>
    </style:style>
    <style:style style:name="T64" style:family="text">
      <style:text-properties fo:color="#708c00" loext:opacity="100%"/>
    </style:style>
    <style:style style:name="T65" style:family="text">
      <style:text-properties fo:color="#00627a" loext:opacity="100%"/>
    </style:style>
    <style:style style:name="T66" style:family="text">
      <style:text-properties fo:color="#00627a" loext:opacity="100%" style:font-name="JetBrains Mono1" fo:font-style="normal" fo:font-weight="normal" style:font-style-asian="normal" style:font-weight-asian="normal"/>
    </style:style>
    <style:style style:name="T67" style:family="text">
      <style:text-properties fo:color="#00627a" loext:opacity="100%" style:font-name="JetBrains Mono1" fo:font-style="normal" fo:font-weight="normal" officeooo:rsid="00413eb8" style:font-style-asian="normal" style:font-weight-asian="normal" style:font-weight-complex="normal"/>
    </style:style>
    <style:style style:name="T68" style:family="text">
      <style:text-properties fo:color="#00627a" loext:opacity="100%" style:font-name="JetBrains Mono1" fo:font-style="normal" fo:font-weight="normal" style:font-style-asian="normal" style:font-weight-asian="normal"/>
    </style:style>
    <style:style style:name="T69" style:family="text">
      <style:text-properties fo:color="#00627a" loext:opacity="100%" style:font-name="JetBrains Mono1" fo:font-style="normal" style:font-style-asian="normal"/>
    </style:style>
    <style:style style:name="T70" style:family="text">
      <style:text-properties fo:color="#00627a" loext:opacity="100%" fo:font-weight="normal" style:font-weight-asian="normal"/>
    </style:style>
    <style:style style:name="T71" style:family="text">
      <style:text-properties fo:color="#336ecc" loext:opacity="100%"/>
    </style:style>
    <style:style style:name="T72" style:family="text">
      <style:text-properties fo:color="#336ecc" loext:opacity="100%" fo:font-weight="normal" style:font-weight-asian="normal"/>
    </style:style>
    <style:style style:name="T73" style:family="text">
      <style:text-properties fo:font-weight="normal" style:font-weight-asian="normal"/>
    </style:style>
    <style:style style:name="T74" style:family="text">
      <style:text-properties fo:color="#8c8c8c" loext:opacity="100%" fo:font-style="italic" style:font-style-asian="italic"/>
    </style:style>
    <style:style style:name="T75" style:family="text">
      <style:text-properties fo:color="#008a91" loext:opacity="100%"/>
    </style:style>
    <style:style style:name="T76" style:family="text">
      <style:text-properties fo:color="#286d73" loext:opacity="100%"/>
    </style:style>
    <style:style style:name="T77" style:family="text">
      <style:text-properties fo:color="#286d73" loext:opacity="100%" style:font-name="JetBrains Mono1" fo:font-style="normal" fo:font-weight="normal" style:font-style-asian="normal" style:font-weight-asian="normal"/>
    </style:style>
    <style:style style:name="T78" style:family="text">
      <style:text-properties fo:font-variant="normal" fo:text-transform="none" fo:color="#657b83" loext:opacity="100%" style:font-name="Inconsolata" fo:font-size="12.75pt" fo:letter-spacing="normal" fo:font-style="normal" style:font-style-asian="normal"/>
    </style:style>
    <style:style style:name="T79" style:family="text">
      <style:text-properties fo:font-variant="normal" fo:text-transform="none" fo:color="#657b83" loext:opacity="100%" style:font-name="Inconsolata" fo:letter-spacing="normal"/>
    </style:style>
    <style:style style:name="T80" style:family="text">
      <style:text-properties fo:font-variant="normal" fo:text-transform="none" fo:color="#657b83" loext:opacity="100%" style:font-name="Inconsolata" fo:letter-spacing="normal" fo:font-style="normal" fo:font-weight="normal" officeooo:rsid="0067fb31" style:font-style-asian="normal" style:font-weight-asian="normal"/>
    </style:style>
    <style:style style:name="T81" style:family="text">
      <style:text-properties fo:font-variant="normal" fo:text-transform="none" fo:color="#657b83" loext:opacity="100%" fo:letter-spacing="normal"/>
    </style:style>
    <style:style style:name="T82" style:family="text">
      <style:text-properties fo:font-variant="normal" fo:text-transform="none" fo:color="#657b83" loext:opacity="100%" style:font-name="JetBrains Mono1" fo:letter-spacing="normal" fo:font-style="normal" style:font-style-asian="normal"/>
    </style:style>
    <style:style style:name="T83" style:family="text">
      <style:text-properties fo:font-variant="normal" fo:text-transform="none" fo:color="#859900" loext:opacity="100%" style:font-name="Inconsolata" fo:letter-spacing="normal"/>
    </style:style>
    <style:style style:name="T84" style:family="text">
      <style:text-properties fo:font-variant="normal" fo:text-transform="none" fo:color="#859900" loext:opacity="100%" style:font-name="Inconsolata" fo:letter-spacing="normal" officeooo:rsid="0066b473"/>
    </style:style>
    <style:style style:name="T85" style:family="text">
      <style:text-properties fo:font-variant="normal" fo:text-transform="none" fo:color="#2aa198" loext:opacity="100%" style:font-name="Inconsolata" fo:font-size="12.75pt" fo:letter-spacing="normal" fo:font-style="normal" style:font-style-asian="normal"/>
    </style:style>
    <style:style style:name="T86" style:family="text">
      <style:text-properties fo:font-variant="normal" fo:text-transform="none" fo:color="#2aa198" loext:opacity="100%" style:font-name="Inconsolata" fo:letter-spacing="normal"/>
    </style:style>
    <style:style style:name="T87" style:family="text">
      <style:text-properties fo:font-variant="normal" fo:text-transform="none" fo:color="#b58900" loext:opacity="100%" style:font-name="Inconsolata" fo:font-size="12.75pt" fo:letter-spacing="normal" fo:font-style="normal" style:font-style-asian="normal"/>
    </style:style>
    <style:style style:name="T88" style:family="text">
      <style:text-properties fo:font-variant="normal" fo:text-transform="none" fo:color="#b58900" loext:opacity="100%" style:font-name="Inconsolata" fo:letter-spacing="normal"/>
    </style:style>
    <style:style style:name="T89" style:family="text">
      <style:text-properties fo:font-variant="normal" fo:text-transform="none" fo:color="#93a1a1" loext:opacity="100%" style:font-name="Inconsolata" fo:font-size="12.75pt" fo:letter-spacing="normal" fo:font-style="normal" style:font-style-asian="normal"/>
    </style:style>
    <style:style style:name="T90" style:family="text">
      <style:text-properties fo:font-variant="normal" fo:text-transform="none" fo:color="#93a1a1" loext:opacity="100%" style:font-name="Inconsolata" fo:letter-spacing="normal"/>
    </style:style>
    <style:style style:name="T91" style:family="text">
      <style:text-properties fo:font-variant="normal" fo:text-transform="none" fo:color="#080808" loext:opacity="100%" style:font-name="JetBrains Mono1" fo:font-size="12.75pt" fo:letter-spacing="normal" fo:font-style="normal" style:font-style-asian="normal"/>
    </style:style>
    <style:style style:name="T92" style:family="text">
      <style:text-properties fo:font-variant="normal" fo:text-transform="none" fo:color="#0033b3" loext:opacity="100%" style:font-name="JetBrains Mono" fo:letter-spacing="normal" fo:font-style="normal" fo:font-weight="normal" officeooo:rsid="0067fb31" style:font-style-asian="normal" style:font-weight-asian="normal"/>
    </style:style>
    <style:style style:name="T93" style:family="text">
      <style:text-properties officeooo:rsid="0066b47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Integer types: (uint8 or <text:span text:style-name="T1">byte</text:span>), unint16, unint32, uint64, int8, int16, <text:span text:style-name="T2">(</text:span>int32 <text:span text:style-name="T3">or</text:span> <text:span text:style-name="T2">rune)</text:span>, int64.</text:p>
      <text:p text:style-name="P7">Floating point type: <text:span text:style-name="T4">float32 </text:span><text:span text:style-name="T5">(single precision)</text:span><text:span text:style-name="T4">, float64 </text:span><text:span text:style-name="T5">(double precision)</text:span></text:p>
      <text:p text:style-name="P8">Complex number: complex32, complex64</text:p>
      <text:p text:style-name="P9">String- one character one byte</text:p>
      <text:p text:style-name="P10">Boolean- 1bit integer <text:span text:style-name="T6">(support three logical operators &amp;&amp;, ||, !)</text:span></text:p>
      <text:p text:style-name="P11">a :=2 (machine native)</text:p>
      <text:p text:style-name="P11">a =2 (Interpreted)</text:p>
      <text:p text:style-name="P11"/>
      <text:p text:style-name="P12">For declaring variable anywhere:</text:p>
      <text:p text:style-name="P12">var a int</text:p>
      <text:p text:style-name="P12">var (</text:p>
      <text:p text:style-name="P12"><text:tab/>b=2</text:p>
      <text:p text:style-name="P12"><text:tab/>f=2.01</text:p>
      <text:p text:style-name="P12">)</text:p>
      <text:p text:style-name="P13">Only inside functions:</text:p>
      <text:p text:style-name="P13"><text:tab/>c := 2</text:p>
      <text:p text:style-name="P2">To print type and value of variable c:</text:p>
      <text:p text:style-name="P1"><text:span text:style-name="T8">fmt</text:span><text:span text:style-name="T12">.</text:span><text:span text:style-name="T31">Printf</text:span><text:span text:style-name="T12">(</text:span><text:span text:style-name="T36">"</text:span><text:span text:style-name="T38">%T %v</text:span><text:span text:style-name="T36">"</text:span><text:span text:style-name="T12">, </text:span><text:span text:style-name="T41">c</text:span><text:span text:style-name="T12">, </text:span><text:span text:style-name="T41">c</text:span><text:span text:style-name="T12">)</text:span></text:p>
      <text:p text:style-name="P22">also can use,</text:p>
      <text:p text:style-name="P3"><text:span text:style-name="T8">fmt</text:span><text:span text:style-name="T12">.</text:span><text:span text:style-name="T31">Printf</text:span><text:span text:style-name="T12">(</text:span><text:span text:style-name="T36">"</text:span><text:span text:style-name="T38">%T %</text:span><text:span text:style-name="T39">[1]</text:span><text:span text:style-name="T38">v</text:span><text:span text:style-name="T36">"</text:span><text:span text:style-name="T12">, </text:span><text:span text:style-name="T41">c</text:span><text:span text:style-name="T12">)</text:span></text:p>
      <text:p text:style-name="P23"/>
      <text:p text:style-name="P24">can not automatically convert from one type to another-</text:p>
      <text:p text:style-name="P24">a:=2</text:p>
      <text:p text:style-name="P24">b:=2.1</text:p>
      <text:p text:style-name="P4"><text:span text:style-name="T12">so we can not write a=b </text:span><text:span text:style-name="T13">directly we need to explicitly convert the type,</text:span></text:p>
      <text:p text:style-name="P25">a=int(b) //like this</text:p>
      <text:p text:style-name="P5"><text:span text:style-name="T13">b</text:span><text:span text:style-name="T12">oolean can’t be converted or receive conversion</text:span></text:p>
      <text:p text:style-name="P26">constants can be only number, boolean and strings</text:p>
      <text:p text:style-name="P27">use const keyword before variable name to declare variable as constant</text:p>
      <text:p text:style-name="P27"/>
      <text:p text:style-name="P37">Cannot <text:span text:style-name="T63">do arithmetic operations with different datatype</text:span></text:p>
      <text:p text:style-name="P29"/>
      <text:p text:style-name="P38">Array:</text:p>
      <text:p text:style-name="P28"><text:span text:style-name="T51">var </text:span><text:span text:style-name="T40">arr </text:span>[<text:span text:style-name="T58">5</text:span>]<text:span text:style-name="T51">int</text:span><text:line-break/><text:span text:style-name="T40">arr</text:span>[<text:span text:style-name="T58">4</text:span>] = <text:span text:style-name="T58">100</text:span><text:line-break/><text:span text:style-name="T7">fmt</text:span>.<text:span text:style-name="T30">Println</text:span>(<text:span text:style-name="T40">arr</text:span>)</text:p>
      <text:p text:style-name="P28"/>
      <text:p text:style-name="P34">Also can do like this</text:p>
      <text:p text:style-name="P28"><text:bookmark-start text:name="__DdeLink__1283_3548060065"/><text:span text:style-name="T40">brr </text:span>:= [<text:span text:style-name="T58">5</text:span>]<text:span text:style-name="T51">float64</text:span>{<text:span text:style-name="T58">98</text:span>, <text:span text:style-name="T58">92</text:span>, <text:span text:style-name="T58">93</text:span>}<text:bookmark-end text:name="__DdeLink__1283_3548060065"/></text:p>
      <text:p text:style-name="P28">printing array:</text:p>
      <text:p text:style-name="P28"><text:span text:style-name="T7">fmt</text:span>.<text:span text:style-name="T30">Println</text:span>(<text:span text:style-name="T40">arr</text:span>)<text:line-break/><text:span text:style-name="T51">for </text:span><text:span text:style-name="T40">index</text:span>, <text:span text:style-name="T64">i </text:span>:= <text:span text:style-name="T51">range </text:span><text:span text:style-name="T40">arr </text:span>{<text:line-break/><text:tab/><text:span text:style-name="T7">fmt</text:span>.<text:span text:style-name="T30">Println</text:span>(<text:span text:style-name="T40">index</text:span>, <text:span text:style-name="T35">"="</text:span>, <text:span text:style-name="T64">i</text:span>)<text:line-break/>}<text:line-break/><text:span text:style-name="T51">for </text:span><text:span text:style-name="T40">_</text:span>, <text:span text:style-name="T64">i </text:span>:= <text:span text:style-name="T51">range </text:span><text:span text:style-name="T40">arr </text:span>{<text:line-break/><text:tab/><text:span text:style-name="T7">fmt</text:span>.<text:span text:style-name="T30">Println</text:span>(<text:span text:style-name="T64">i</text:span>)<text:line-break/>}</text:p>
      <text:p text:style-name="P28">//<text:span text:style-name="T93">To manipulate an array passed by reference</text:span></text:p>
      <text:p text:style-name="P47"><text:span text:style-name="T83">func </text:span><text:span text:style-name="T84">change</text:span><text:span text:style-name="T79">(arr *[</text:span><text:span text:style-name="T86">3</text:span><text:span text:style-name="T79">]int)</text:span><text:span text:style-name="T81"> </text:span><text:span text:style-name="T79">{ </text:span></text:p>
      <text:p text:style-name="P47"><text:span text:style-name="T79"><text:tab/>(*arr)[</text:span><text:span text:style-name="T86">0</text:span><text:span text:style-name="T79">] = </text:span><text:span text:style-name="T86">7</text:span><text:span text:style-name="T81"> </text:span><text:span text:style-name="T79">fmt.</text:span><text:span text:style-name="T88">Println</text:span><text:span text:style-name="T79">(arr) </text:span><text:span text:style-name="T90">//prints &amp;[7 2 3]</text:span><text:span text:style-name="T81"> </text:span></text:p>
      <text:p text:style-name="P47"><text:span text:style-name="T79">}</text:span></text:p>
      <text:p text:style-name="P28"/>
      <text:p text:style-name="P38"><text:soft-page-break/>Slice:</text:p>
      <text:p text:style-name="P14"><text:span text:style-name="T41">slice1 </text:span><text:span text:style-name="T12">:= []</text:span><text:span text:style-name="T52">int</text:span><text:span text:style-name="T12">{</text:span><text:span text:style-name="T59">1</text:span><text:span text:style-name="T12">, </text:span><text:span text:style-name="T59">2</text:span><text:span text:style-name="T12">, </text:span><text:span text:style-name="T59">3</text:span><text:span text:style-name="T12">}<text:line-break/></text:span><text:span text:style-name="T41">slice1 </text:span><text:span text:style-name="T12">= </text:span><text:span text:style-name="T52">append</text:span><text:span text:style-name="T12">(</text:span><text:span text:style-name="T41">slice1</text:span><text:span text:style-name="T12">, </text:span><text:span text:style-name="T59">4</text:span><text:span text:style-name="T12">, </text:span><text:span text:style-name="T59">5</text:span><text:span text:style-name="T12">)<text:line-break/></text:span><text:span text:style-name="T8">fmt</text:span><text:span text:style-name="T12">.</text:span><text:span text:style-name="T31">Println</text:span><text:span text:style-name="T12">(</text:span><text:span text:style-name="T41">slice1</text:span><text:span text:style-name="T12">)</text:span></text:p>
      <text:p text:style-name="P14"><text:span text:style-name="T41">slice1 </text:span><text:span text:style-name="T12">:= </text:span><text:span text:style-name="T66">make</text:span><text:span text:style-name="T12">([]</text:span><text:span text:style-name="T52">int</text:span><text:span text:style-name="T12">, </text:span><text:span text:style-name="T59">2</text:span><text:span text:style-name="T12">) //This will create slice with </text:span><text:span text:style-name="T14">two</text:span><text:span text:style-name="T12"> 0</text:span></text:p>
      <text:p text:style-name="P14"><text:span text:style-name="T41">slice2 </text:span><text:span text:style-name="T12">:= </text:span><text:span text:style-name="T66">make</text:span><text:span text:style-name="T12">([]</text:span><text:span text:style-name="T52">int</text:span><text:span text:style-name="T12">, </text:span><text:span text:style-name="T59">0</text:span><text:span text:style-name="T12">, </text:span><text:span text:style-name="T59">5</text:span><text:span text:style-name="T12">)</text:span></text:p>
      <text:p text:style-name="P15"><text:span text:style-name="T12">This will create zero length with capacity 5 </text:span><text:span text:style-name="T15">though we can append more than the capacity</text:span></text:p>
      <text:p text:style-name="P35"/>
      <text:p text:style-name="P16"><text:span text:style-name="T42">slice3 </text:span><text:span text:style-name="T12">:= []</text:span><text:span text:style-name="T52">int</text:span><text:span text:style-name="T12">{</text:span><text:span text:style-name="T59">1</text:span><text:span text:style-name="T12">, </text:span><text:span text:style-name="T59">2</text:span><text:span text:style-name="T12">, </text:span><text:span text:style-name="T59">3</text:span><text:span text:style-name="T12">, </text:span><text:span text:style-name="T59">4</text:span><text:span text:style-name="T12">}</text:span><text:line-break/><text:span text:style-name="T41">slice4 </text:span><text:span text:style-name="T12">:= </text:span><text:span text:style-name="T66">make</text:span><text:span text:style-name="T12">([]</text:span><text:span text:style-name="T52">int</text:span><text:span text:style-name="T12">, </text:span><text:span text:style-name="T59">2</text:span><text:span text:style-name="T12">)</text:span><text:line-break/><text:span text:style-name="T52">copy</text:span><text:span text:style-name="T12">(</text:span><text:span text:style-name="T41">slice4</text:span><text:span text:style-name="T12">, </text:span><text:span text:style-name="T41">slice3</text:span><text:span text:style-name="T12">)</text:span><text:line-break/><text:span text:style-name="T8">fmt</text:span><text:span text:style-name="T12">.</text:span><text:span text:style-name="T31">Println</text:span><text:span text:style-name="T12">(</text:span><text:span text:style-name="T41">slice3</text:span><text:span text:style-name="T12">)</text:span><text:line-break/><text:span text:style-name="T8">fmt</text:span><text:span text:style-name="T12">.</text:span><text:span text:style-name="T31">Println</text:span><text:span text:style-name="T12">(</text:span><text:span text:style-name="T41">slice4</text:span><text:span text:style-name="T12">)</text:span></text:p>
      <text:p text:style-name="P16"><text:span text:style-name="T15">H</text:span><text:span text:style-name="T12">ere, slice4 will have [1,2] because it has length 2 so only first two elements were copied.</text:span></text:p>
      <text:p text:style-name="P48"><text:span text:style-name="T12">Slice is always by refer</text:span><text:span text:style-name="T22">e</text:span><text:span text:style-name="T12">nce</text:span></text:p>
      <text:p text:style-name="P48"><text:span text:style-name="T12"/></text:p>
      <text:p text:style-name="P48"><text:span text:style-name="T12">//</text:span><text:span text:style-name="T23">To create </text:span><text:span text:style-name="T24">and print</text:span><text:span text:style-name="T23"> multidimensional slice</text:span></text:p>
      <text:p text:style-name="P49"><text:span text:style-name="T92">func </text:span><text:span text:style-name="T77">main</text:span><text:span text:style-name="T12">() {</text:span><text:line-break/><text:span text:style-name="T12"><text:tab/></text:span><text:span text:style-name="T41">x </text:span><text:span text:style-name="T12">:= </text:span><text:span text:style-name="T59">2</text:span><text:line-break/><text:span text:style-name="T59"><text:tab/></text:span><text:span text:style-name="T41">y </text:span><text:span text:style-name="T12">:= </text:span><text:span text:style-name="T59">4</text:span><text:line-break/><text:span text:style-name="T59"><text:tab/></text:span><text:span text:style-name="T41">table </text:span><text:span text:style-name="T12">:= </text:span><text:span text:style-name="T66">make</text:span><text:span text:style-name="T12">([][]</text:span><text:span text:style-name="T52">int</text:span><text:span text:style-name="T12">, </text:span><text:span text:style-name="T41">x</text:span><text:span text:style-name="T12">)</text:span><text:line-break/><text:span text:style-name="T12"><text:tab/></text:span><text:span text:style-name="T52">for </text:span><text:span text:style-name="T41">i </text:span><text:span text:style-name="T12">:= </text:span><text:span text:style-name="T52">range </text:span><text:span text:style-name="T41">table </text:span><text:span text:style-name="T12">{</text:span><text:line-break/><text:span text:style-name="T12"><text:tab/><text:tab/></text:span><text:span text:style-name="T41">table</text:span><text:span text:style-name="T12">[</text:span><text:span text:style-name="T41">i</text:span><text:span text:style-name="T12">] = </text:span><text:span text:style-name="T66">make</text:span><text:span text:style-name="T12">([]</text:span><text:span text:style-name="T52">int</text:span><text:span text:style-name="T12">, </text:span><text:span text:style-name="T41">y</text:span><text:span text:style-name="T12">)</text:span><text:line-break/><text:span text:style-name="T12"><text:tab/>}</text:span><text:line-break/><text:span text:style-name="T12"><text:tab/></text:span><text:span text:style-name="T52">for </text:span><text:span text:style-name="T41">i </text:span><text:span text:style-name="T12">:= </text:span><text:span text:style-name="T59">0</text:span><text:span text:style-name="T12">; </text:span><text:span text:style-name="T41">i </text:span><text:span text:style-name="T12">&lt; </text:span><text:span text:style-name="T59">2</text:span><text:span text:style-name="T12">; </text:span><text:span text:style-name="T41">i</text:span><text:span text:style-name="T12">++ {</text:span><text:line-break/><text:span text:style-name="T12"><text:tab/><text:tab/></text:span><text:span text:style-name="T52">for </text:span><text:span text:style-name="T41">j </text:span><text:span text:style-name="T12">:= </text:span><text:span text:style-name="T59">0</text:span><text:span text:style-name="T12">; </text:span><text:span text:style-name="T41">j </text:span><text:span text:style-name="T12">&lt; </text:span><text:span text:style-name="T59">4</text:span><text:span text:style-name="T12">; </text:span><text:span text:style-name="T41">j</text:span><text:span text:style-name="T12">++ {</text:span><text:line-break/><text:span text:style-name="T12"><text:tab/><text:tab/><text:tab/></text:span><text:span text:style-name="T8">fmt</text:span><text:span text:style-name="T12">.</text:span><text:span text:style-name="T31">Print</text:span><text:span text:style-name="T12">(</text:span><text:span text:style-name="T41">table</text:span><text:span text:style-name="T12">[</text:span><text:span text:style-name="T41">i</text:span><text:span text:style-name="T12">][</text:span><text:span text:style-name="T41">j</text:span><text:span text:style-name="T12">])</text:span><text:line-break/><text:span text:style-name="T12"><text:tab/><text:tab/>}</text:span><text:line-break/><text:span text:style-name="T12"><text:tab/><text:tab/></text:span><text:span text:style-name="T8">fmt</text:span><text:span text:style-name="T12">.</text:span><text:span text:style-name="T31">Println</text:span><text:span text:style-name="T12">(</text:span><text:span text:style-name="T36">""</text:span><text:span text:style-name="T12">)</text:span><text:line-break/><text:span text:style-name="T12"><text:tab/>}</text:span><text:line-break/><text:span text:style-name="T12">}</text:span></text:p>
      <text:p text:style-name="P49"><text:span text:style-name="T12"/></text:p>
      <text:p text:style-name="P50"><text:span text:style-name="T29">string:</text:span></text:p>
      <text:p text:style-name="P51"><text:span text:style-name="T26">Strings are immutable. To change something at the index we can do []byte(string) and the change the slice of byte.</text:span></text:p>
      <text:p text:style-name="P51"><text:span text:style-name="T78">data := </text:span><text:span text:style-name="T85">"♥"</text:span><text:span text:style-name="T82"> </text:span><text:span text:style-name="T78">fmt.</text:span><text:span text:style-name="T87">Println</text:span><text:span text:style-name="T78">(len(data)) </text:span><text:span text:style-name="T89">//prints: 3</text:span></text:p>
      <text:p text:style-name="P52"><text:span text:style-name="T91">it prints 3 because it returns the number of bytes</text:span></text:p>
      <text:p text:style-name="P52"><text:span text:style-name="T78">fmt.</text:span><text:span text:style-name="T87">Println</text:span><text:span text:style-name="T78">(utf8.</text:span><text:span text:style-name="T87">RuneCountInString</text:span><text:span text:style-name="T78">(data)) </text:span><text:span text:style-name="T89">//prints: 1</text:span></text:p>
      <text:p text:style-name="P52"><text:span text:style-name="T91">it returns the length</text:span></text:p>
      <text:p text:style-name="P36"/>
      <text:p text:style-name="P39">Map:</text:p>
      <text:p text:style-name="P30">Map is an unordered collection of key-value pair</text:p>
      <text:p text:style-name="P17"><text:span text:style-name="T53">var </text:span><text:span text:style-name="T44">mp </text:span><text:span text:style-name="T17">= </text:span><text:span text:style-name="T67">make</text:span><text:span text:style-name="T17">(</text:span><text:span text:style-name="T53">map</text:span><text:span text:style-name="T17">[</text:span><text:span text:style-name="T53">string</text:span><text:span text:style-name="T17">]</text:span><text:span text:style-name="T53">int</text:span><text:span text:style-name="T17">) // </text:span><text:span text:style-name="T18">Here declared a map with <text:s/>key: string and value:int</text:span></text:p>
      <text:p text:style-name="P17"><text:span text:style-name="T54">delete</text:span><text:span text:style-name="T12">(</text:span><text:span text:style-name="T46">map_name</text:span><text:span text:style-name="T12">,</text:span><text:span text:style-name="T20">key</text:span><text:span text:style-name="T12"> ) //</text:span><text:span text:style-name="T20">To delete from map</text:span></text:p>
      <text:p text:style-name="P17"><text:span text:style-name="T45">name</text:span><text:span text:style-name="T12">, </text:span><text:span text:style-name="T41">ok </text:span><text:span text:style-name="T12">:= </text:span><text:span text:style-name="T41">mp</text:span><text:span text:style-name="T12">[</text:span><text:span text:style-name="T36">"hi"</text:span><text:span text:style-name="T12">] // </text:span><text:span text:style-name="T21">Here we are getting the value of key “hi” in name and getting a boolean value true/false depending on existence of the key</text:span></text:p>
      <text:p text:style-name="P18"><text:span text:style-name="T18">A</text:span><text:span text:style-name="T16">lso we can create map like this,</text:span></text:p>
      <text:p text:style-name="P31">elements := map[string]string</text:p>
      <text:p text:style-name="P31"><text:soft-page-break/>{ "H": "Hydrogen", "He": "Helium", "Li": "Lithium", "Be": "Beryllium", "B": "Boron", "C": "Carbon", "N": "Nitrogen", "O": "Oxygen", "F": "Fluorine", "Ne": "Neon", }</text:p>
      <text:p text:style-name="P31"/>
      <text:p text:style-name="P19"><text:span text:style-name="T16">//</text:span><text:span text:style-name="T19">Here is an example of nested map</text:span></text:p>
      <text:p text:style-name="P18"><text:span text:style-name="T43">info </text:span><text:span text:style-name="T12">:= </text:span><text:span text:style-name="T52">map</text:span><text:span text:style-name="T12">[</text:span><text:span text:style-name="T52">string</text:span><text:span text:style-name="T12">]</text:span><text:span text:style-name="T52">map</text:span><text:span text:style-name="T12">[</text:span><text:span text:style-name="T52">string</text:span><text:span text:style-name="T12">]</text:span><text:span text:style-name="T52">float32</text:span><text:span text:style-name="T12">{</text:span><text:line-break/><text:span text:style-name="T12"><text:tab/></text:span><text:span text:style-name="T36">"Mobarak"</text:span><text:span text:style-name="T12">: </text:span><text:span text:style-name="T52">map</text:span><text:span text:style-name="T12">[</text:span><text:span text:style-name="T52">string</text:span><text:span text:style-name="T12">]</text:span><text:span text:style-name="T52">float32</text:span><text:span text:style-name="T12">{</text:span><text:line-break/><text:span text:style-name="T12"><text:tab/><text:tab/></text:span><text:span text:style-name="T36">"Age"</text:span><text:span text:style-name="T12">: <text:s/></text:span><text:span text:style-name="T59">24</text:span><text:span text:style-name="T12">,</text:span><text:line-break/><text:span text:style-name="T12"><text:tab/><text:tab/></text:span><text:span text:style-name="T36">"Cgpa"</text:span><text:span text:style-name="T12">: </text:span><text:span text:style-name="T59">3.88</text:span><text:span text:style-name="T12">,</text:span><text:line-break/><text:span text:style-name="T12"><text:tab/>},</text:span><text:line-break/><text:span text:style-name="T12"><text:tab/></text:span><text:span text:style-name="T36">"Sabbir"</text:span><text:span text:style-name="T12">: </text:span><text:span text:style-name="T52">map</text:span><text:span text:style-name="T12">[</text:span><text:span text:style-name="T52">string</text:span><text:span text:style-name="T12">]</text:span><text:span text:style-name="T52">float32</text:span><text:span text:style-name="T12">{</text:span><text:line-break/><text:span text:style-name="T12"><text:tab/><text:tab/></text:span><text:span text:style-name="T36">"Age"</text:span><text:span text:style-name="T12">: <text:s/></text:span><text:span text:style-name="T59">25</text:span><text:span text:style-name="T12">,</text:span><text:line-break/><text:span text:style-name="T12"><text:tab/><text:tab/></text:span><text:span text:style-name="T36">"Cgpa"</text:span><text:span text:style-name="T12">: </text:span><text:span text:style-name="T59">2.12</text:span><text:span text:style-name="T12">,</text:span><text:line-break/><text:span text:style-name="T12"><text:tab/>},</text:span><text:line-break/><text:span text:style-name="T12">}</text:span><text:line-break/><text:span text:style-name="T8">fmt</text:span><text:span text:style-name="T12">.</text:span><text:span text:style-name="T31">Println</text:span><text:span text:style-name="T12">(</text:span><text:span text:style-name="T41">info</text:span><text:span text:style-name="T12">[</text:span><text:span text:style-name="T36">"Mobarak"</text:span><text:span text:style-name="T12">][</text:span><text:span text:style-name="T36">"Age"</text:span><text:span text:style-name="T12">])</text:span></text:p>
      <text:p text:style-name="P18"><text:span text:style-name="T43">info </text:span><text:span text:style-name="T12">:= </text:span><text:span text:style-name="T52">map</text:span><text:span text:style-name="T12">[</text:span><text:span text:style-name="T52">string</text:span><text:span text:style-name="T12">]</text:span><text:span text:style-name="T52">map</text:span><text:span text:style-name="T12">[</text:span><text:span text:style-name="T52">string</text:span><text:span text:style-name="T12">]</text:span><text:span text:style-name="T52">float32</text:span><text:span text:style-name="T12">{</text:span><text:line-break/><text:span text:style-name="T12"><text:tab/></text:span><text:span text:style-name="T36">"Mobarak"</text:span><text:span text:style-name="T12">: </text:span><text:span text:style-name="T52">map</text:span><text:span text:style-name="T12">[</text:span><text:span text:style-name="T52">string</text:span><text:span text:style-name="T12">]</text:span><text:span text:style-name="T52">float32</text:span><text:span text:style-name="T12">{</text:span><text:line-break/><text:span text:style-name="T12"><text:tab/><text:tab/></text:span><text:span text:style-name="T36">"Age"</text:span><text:span text:style-name="T12">: <text:s/></text:span><text:span text:style-name="T59">24</text:span><text:span text:style-name="T12">,</text:span><text:line-break/><text:span text:style-name="T12"><text:tab/><text:tab/></text:span><text:span text:style-name="T36">"Cgpa"</text:span><text:span text:style-name="T12">: </text:span><text:span text:style-name="T59">3.88</text:span><text:span text:style-name="T12">,</text:span><text:line-break/><text:span text:style-name="T12"><text:tab/>},</text:span><text:line-break/><text:span text:style-name="T12"><text:tab/></text:span><text:span text:style-name="T36">"Sabbir"</text:span><text:span text:style-name="T12">: </text:span><text:span text:style-name="T52">map</text:span><text:span text:style-name="T12">[</text:span><text:span text:style-name="T52">string</text:span><text:span text:style-name="T12">]</text:span><text:span text:style-name="T52">float32</text:span><text:span text:style-name="T12">{</text:span><text:line-break/><text:span text:style-name="T12"><text:tab/><text:tab/></text:span><text:span text:style-name="T36">"Age"</text:span><text:span text:style-name="T12">: <text:s/></text:span><text:span text:style-name="T59">25</text:span><text:span text:style-name="T12">,</text:span><text:line-break/><text:span text:style-name="T12"><text:tab/><text:tab/></text:span><text:span text:style-name="T36">"Cgpa"</text:span><text:span text:style-name="T12">: </text:span><text:span text:style-name="T59">2.12</text:span><text:span text:style-name="T12">,</text:span><text:line-break/><text:span text:style-name="T12"><text:tab/>},</text:span><text:line-break/><text:span text:style-name="T12">}</text:span><text:line-break/><text:span text:style-name="T8">fmt</text:span><text:span text:style-name="T12">.</text:span><text:span text:style-name="T31">Println</text:span><text:span text:style-name="T12">(</text:span><text:span text:style-name="T41">info</text:span><text:span text:style-name="T12">[</text:span><text:span text:style-name="T36">"Mobarak"</text:span><text:span text:style-name="T12">][</text:span><text:span text:style-name="T36">"Age"</text:span><text:span text:style-name="T12">])</text:span><text:line-break/><text:span text:style-name="T41">name1</text:span><text:span text:style-name="T12">, </text:span><text:span text:style-name="T41">ok </text:span><text:span text:style-name="T12">:= </text:span><text:span text:style-name="T41">info</text:span><text:span text:style-name="T12">[</text:span><text:span text:style-name="T36">"Mobarak"</text:span><text:span text:style-name="T12">]</text:span><text:line-break/><text:span text:style-name="T8">fmt</text:span><text:span text:style-name="T12">.</text:span><text:span text:style-name="T31">Println</text:span><text:span text:style-name="T12">(</text:span><text:span text:style-name="T41">name1</text:span><text:span text:style-name="T12">[</text:span><text:span text:style-name="T36">"Age"</text:span><text:span text:style-name="T12">], </text:span><text:span text:style-name="T41">ok</text:span><text:span text:style-name="T12">)</text:span></text:p>
      <text:p text:style-name="P42"/>
      <text:p text:style-name="P42">Pointer:</text:p>
      <text:p text:style-name="P20"><text:span text:style-name="T48">x </text:span><text:span text:style-name="T26">:= </text:span><text:span text:style-name="T61">0</text:span><text:line-break/><text:span text:style-name="T26">ptr :=&amp;x</text:span></text:p>
      <text:p text:style-name="P20"><text:span text:style-name="T26">//Both of them are same</text:span><text:line-break/><text:span text:style-name="T48">ptr </text:span><text:span text:style-name="T26">:= </text:span><text:span text:style-name="T69">new</text:span><text:span text:style-name="T26">(</text:span><text:span text:style-name="T56">int</text:span><text:span text:style-name="T26">)</text:span><text:line-break/><text:span text:style-name="T10">fmt</text:span><text:span text:style-name="T26">.</text:span><text:span text:style-name="T33">Println</text:span><text:span text:style-name="T26">(*</text:span><text:span text:style-name="T48">ptr</text:span><text:span text:style-name="T26">)</text:span></text:p>
      <text:p text:style-name="P20"><text:span text:style-name="T26">//</text:span><text:span text:style-name="T27">This Is also same</text:span></text:p>
      <text:p text:style-name="P20"><text:span text:style-name="T56">var </text:span><text:span text:style-name="T48">pptr </text:span><text:span text:style-name="T26">*</text:span><text:span text:style-name="T56">int</text:span><text:span text:style-name="T26"><text:line-break/></text:span><text:span text:style-name="T48">x </text:span><text:span text:style-name="T26">:= </text:span><text:span text:style-name="T61">5</text:span><text:span text:style-name="T26"><text:line-break/></text:span><text:span text:style-name="T48">pptr </text:span><text:span text:style-name="T26">= &amp;</text:span><text:span text:style-name="T48">x</text:span></text:p>
      <text:p text:style-name="P44"/>
      <text:p text:style-name="P45">Structs:</text:p>
      <text:p text:style-name="P21"><text:span text:style-name="T48">//</text:span><text:span text:style-name="T49">Three ways to initialize struct</text:span></text:p>
      <text:p text:style-name="P40"><text:span text:style-name="T57">var </text:span><text:span text:style-name="T50">cir </text:span><text:span text:style-name="T72">Circle</text:span><text:line-break/><text:span text:style-name="T50">cir</text:span><text:span text:style-name="T73">.</text:span><text:span text:style-name="T50">r </text:span><text:span text:style-name="T73">= </text:span><text:span text:style-name="T62">10</text:span><text:line-break/><text:span text:style-name="T11">fmt</text:span><text:span text:style-name="T73">.</text:span><text:span text:style-name="T34">Println</text:span><text:span text:style-name="T73">(</text:span><text:span text:style-name="T50">cir</text:span><text:span text:style-name="T73">)</text:span><text:line-break/><text:line-break/><text:span text:style-name="T57">var </text:span><text:span text:style-name="T50">cir1 </text:span><text:span text:style-name="T73">= </text:span><text:span text:style-name="T70">new</text:span><text:span text:style-name="T73">(</text:span><text:span text:style-name="T72">Circle</text:span><text:span text:style-name="T73">)</text:span><text:line-break/><text:span text:style-name="T50">cir1 </text:span><text:span text:style-name="T73">= &amp;</text:span><text:span text:style-name="T50">cir</text:span><text:line-break/><text:span text:style-name="T11">fmt</text:span><text:span text:style-name="T73">.</text:span><text:span text:style-name="T34">Println</text:span><text:span text:style-name="T73">(*</text:span><text:span text:style-name="T50">cir1</text:span><text:span text:style-name="T73">)</text:span><text:line-break/><text:line-break/><text:soft-page-break/><text:span text:style-name="T50">cir3 </text:span><text:span text:style-name="T73">:= </text:span><text:span text:style-name="T72">Circle</text:span><text:span text:style-name="T73">{</text:span><text:span text:style-name="T62">20</text:span><text:span text:style-name="T73">, </text:span><text:span text:style-name="T62">1</text:span><text:span text:style-name="T73">, </text:span><text:span text:style-name="T62">10</text:span><text:span text:style-name="T73">}</text:span><text:line-break/><text:span text:style-name="T11">fmt</text:span><text:span text:style-name="T73">.</text:span><text:span text:style-name="T34">Println</text:span><text:span text:style-name="T73">(</text:span><text:span text:style-name="T50">cir3</text:span><text:span text:style-name="T73">)</text:span></text:p>
      <text:p text:style-name="P31"/>
      <text:p text:style-name="P41">Embedded types:</text:p>
      <text:p text:style-name="P32"><text:span text:style-name="T74">// Here we can see is a relationship with structures</text:span><text:line-break/><text:span text:style-name="T51">type </text:span><text:span text:style-name="T40">Person </text:span><text:span text:style-name="T51">struct </text:span>{<text:line-break/><text:tab/><text:span text:style-name="T40">Name </text:span><text:span text:style-name="T51">string</text:span><text:line-break/>}<text:line-break/><text:line-break/><text:span text:style-name="T51">func </text:span>(<text:span text:style-name="T75">p </text:span>*<text:span text:style-name="T71">Person</text:span>) <text:span text:style-name="T76">Talk</text:span>() {<text:line-break/><text:tab/><text:span text:style-name="T7">fmt</text:span>.<text:span text:style-name="T30">Println</text:span>(<text:span text:style-name="T35">"Hi my name is"</text:span>, <text:span text:style-name="T75">p</text:span>.<text:span text:style-name="T40">Name</text:span>)<text:line-break/>}<text:line-break/><text:line-break/><text:span text:style-name="T51">type </text:span><text:span text:style-name="T40">Android </text:span><text:span text:style-name="T51">struct </text:span>{<text:line-break/><text:tab/><text:span text:style-name="T71">Person</text:span><text:line-break/><text:span text:style-name="T71"><text:tab/></text:span><text:span text:style-name="T40">Model </text:span><text:span text:style-name="T51">string</text:span><text:line-break/>}</text:p>
      <text:p text:style-name="P32"><text:span text:style-name="T40">an </text:span>:= <text:span text:style-name="T65">new</text:span>(<text:span text:style-name="T71">Android</text:span>)<text:line-break/><text:span text:style-name="T40">an</text:span>.<text:span text:style-name="T40">Name </text:span>= <text:span text:style-name="T35">"Mobarak"</text:span><text:line-break/><text:span text:style-name="T40">an</text:span>.<text:span text:style-name="T30">Talk</text:span>()</text:p>
      <text:p text:style-name="P32"/>
      <text:p text:style-name="P43">Interface:</text:p>
      <text:p text:style-name="P33"><text:span text:style-name="T51">package </text:span><text:span text:style-name="T7">main</text:span><text:line-break/><text:line-break/><text:span text:style-name="T51">import </text:span>(<text:line-break/><text:tab/><text:span text:style-name="T35">"fmt"</text:span><text:line-break/><text:span text:style-name="T35"><text:tab/>"math"</text:span><text:line-break/>)<text:line-break/><text:line-break/><text:span text:style-name="T51">type </text:span><text:span text:style-name="T40">Rectangle </text:span><text:span text:style-name="T51">struct </text:span>{<text:line-break/><text:tab/><text:span text:style-name="T40">x1</text:span>, <text:span text:style-name="T40">y1</text:span>, <text:span text:style-name="T40">x2</text:span>, <text:span text:style-name="T40">y2 </text:span><text:span text:style-name="T51">float64</text:span><text:line-break/>}<text:line-break/><text:line-break/><text:span text:style-name="T51">func </text:span><text:span text:style-name="T76">distance</text:span>(<text:span text:style-name="T40">x1</text:span>, <text:span text:style-name="T40">y1</text:span>, <text:span text:style-name="T40">x2</text:span>, <text:span text:style-name="T40">y2 </text:span><text:span text:style-name="T51">float64</text:span>) <text:span text:style-name="T51">float64 </text:span>{<text:line-break/><text:tab/><text:span text:style-name="T40">a </text:span>:= (<text:span text:style-name="T40">x1 </text:span>- <text:span text:style-name="T40">x2</text:span>) * (<text:span text:style-name="T40">x1 </text:span>- <text:span text:style-name="T40">x2</text:span>)<text:line-break/><text:tab/><text:span text:style-name="T40">b </text:span>:= (<text:span text:style-name="T40">y1 </text:span>- <text:span text:style-name="T40">y2</text:span>) * (<text:span text:style-name="T40">y1 </text:span>- <text:span text:style-name="T40">y2</text:span>)<text:line-break/><text:tab/><text:span text:style-name="T51">return </text:span><text:span text:style-name="T7">math</text:span>.<text:span text:style-name="T30">Sqrt</text:span>(<text:span text:style-name="T40">a </text:span>+ <text:span text:style-name="T40">b</text:span>)<text:line-break/>}<text:line-break/><text:line-break/><text:span text:style-name="T51">func </text:span>(<text:span text:style-name="T75">r </text:span>*<text:span text:style-name="T71">Rectangle</text:span>) <text:span text:style-name="T76">area</text:span>() <text:span text:style-name="T51">float64 </text:span>{<text:line-break/><text:tab/><text:span text:style-name="T40">l </text:span>:= <text:span text:style-name="T30">distance</text:span>(<text:span text:style-name="T75">r</text:span>.<text:span text:style-name="T40">x1</text:span>, <text:span text:style-name="T75">r</text:span>.<text:span text:style-name="T40">y1</text:span>, <text:span text:style-name="T75">r</text:span>.<text:span text:style-name="T40">x2</text:span>, <text:span text:style-name="T75">r</text:span>.<text:span text:style-name="T40">y2</text:span>)<text:line-break/><text:tab/><text:span text:style-name="T40">w </text:span>:= <text:span text:style-name="T30">distance</text:span>(<text:span text:style-name="T75">r</text:span>.<text:span text:style-name="T40">x1</text:span>, <text:span text:style-name="T75">r</text:span>.<text:span text:style-name="T40">y1</text:span>, <text:span text:style-name="T75">r</text:span>.<text:span text:style-name="T40">x2</text:span>, <text:span text:style-name="T75">r</text:span>.<text:span text:style-name="T40">y1</text:span>)<text:line-break/><text:tab/><text:span text:style-name="T51">return </text:span><text:span text:style-name="T40">l </text:span>* <text:span text:style-name="T40">w</text:span><text:line-break/>}<text:line-break/><text:line-break/><text:span text:style-name="T51">type </text:span><text:span text:style-name="T40">Shape </text:span><text:span text:style-name="T51">interface </text:span>{<text:line-break/><text:tab/><text:span text:style-name="T76">area</text:span>() <text:span text:style-name="T51">float64</text:span><text:line-break/>}<text:line-break/><text:line-break/><text:span text:style-name="T51">func </text:span><text:span text:style-name="T76">totalArea</text:span>(<text:span text:style-name="T40">shapes </text:span>...<text:span text:style-name="T71">Shape</text:span>) <text:span text:style-name="T51">float64 </text:span>{<text:line-break/><text:tab/><text:span text:style-name="T51">var </text:span><text:span text:style-name="T40">area </text:span><text:span text:style-name="T51">float64</text:span><text:line-break/><text:span text:style-name="T51"><text:tab/>for </text:span><text:span text:style-name="T40">_</text:span>, <text:span text:style-name="T40">s </text:span>:= <text:span text:style-name="T51">range </text:span><text:span text:style-name="T40">shapes </text:span>{<text:line-break/><text:soft-page-break/><text:tab/><text:tab/><text:span text:style-name="T40">area </text:span>+= <text:span text:style-name="T40">s</text:span>.<text:span text:style-name="T30">area</text:span>()<text:line-break/><text:tab/>}<text:line-break/><text:tab/><text:span text:style-name="T51">return </text:span><text:span text:style-name="T40">area</text:span><text:line-break/>}<text:line-break/><text:span text:style-name="T51">func </text:span><text:span text:style-name="T76">main</text:span>() {<text:line-break/><text:tab/><text:span text:style-name="T40">r </text:span>:= <text:span text:style-name="T71">Rectangle</text:span>{<text:span text:style-name="T58">0</text:span>, <text:span text:style-name="T58">0</text:span>, <text:span text:style-name="T58">10</text:span>, <text:span text:style-name="T58">10</text:span>}<text:line-break/><text:tab/><text:span text:style-name="T40">c </text:span>:= <text:span text:style-name="T71">Circle</text:span>{<text:span text:style-name="T58">20</text:span>, <text:span text:style-name="T58">1</text:span>, <text:span text:style-name="T58">10</text:span>}<text:line-break/><text:tab/><text:span text:style-name="T7">fmt</text:span>.<text:span text:style-name="T30">Println</text:span>(<text:span text:style-name="T40">c</text:span>.<text:span text:style-name="T30">area</text:span>())<text:line-break/><text:tab/><text:span text:style-name="T7">fmt</text:span>.<text:span text:style-name="T30">Println</text:span>(<text:span text:style-name="T40">r</text:span>.<text:span text:style-name="T30">area</text:span>())<text:line-break/><text:tab/><text:span text:style-name="T7">fmt</text:span>.<text:span text:style-name="T30">Println</text:span>(<text:span text:style-name="T35">"Total area: "</text:span>, <text:span text:style-name="T30">totalArea</text:span>(&amp;<text:span text:style-name="T40">c</text:span>, &amp;<text:span text:style-name="T40">r</text:span>))<text:line-break/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nconsolata" svg:font-family="Inconsolata, monospace, sans-serif"/>
    <style:font-face style:name="JetBrains Mono" svg:font-family="'JetBrains Mono'"/>
    <style:font-face style:name="JetBrains Mono1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6T12:04:01.099089941</meta:creation-date>
    <meta:generator>LibreOffice/7.3.7.2$Linux_X86_64 LibreOffice_project/30$Build-2</meta:generator>
    <dc:date>2023-07-12T11:21:05.203753660</dc:date>
    <meta:editing-duration>PT18H8M31S</meta:editing-duration>
    <meta:editing-cycles>74</meta:editing-cycles>
    <meta:document-statistic meta:table-count="0" meta:image-count="0" meta:object-count="0" meta:page-count="5" meta:paragraph-count="78" meta:word-count="747" meta:character-count="4630" meta:non-whitespace-character-count="3871"/>
  </office:meta>
</office:document-meta>
</file>